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3b053b" officeooo:paragraph-rsid="003f98b1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d4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6">2de2</text:span></text:a></text:p>
      <text:p text:style-name="P1"/>
      <text:p text:style-name="P7"><text:a xlink:type="simple" xlink:href="https://coderprog.com/top-javascript-interview-questions-and-answers/" text:style-name="Internet_20_link" text:visited-style-name="Visited_20_Internet_20_Link">https://coderprog.com/top-javascript-interview-questions-and-answ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5-01T15:13:48.701316515</dc:date>
    <meta:editing-duration>PT1H47M15S</meta:editing-duration>
    <meta:editing-cycles>35</meta:editing-cycles>
    <meta:document-statistic meta:table-count="0" meta:image-count="0" meta:object-count="0" meta:page-count="1" meta:paragraph-count="7" meta:word-count="7" meta:character-count="440" meta:non-whitespace-character-count="440"/>
  </office:meta>
</office:document-meta>
</file>